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69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3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istics" table:style-name="ta1">
        <table:shapes>
          <draw:frame draw:z-index="0" draw:style-name="gr1" draw:text-style-name="P1" svg:width="159.99mm" svg:height="89.99mm" svg:x="117.58mm" svg:y="1mm">
            <loext:p draw:notify-on-update-of-ranges="statistics.A1:statistics.A1 statistics.A2:statistics.A31 statistics.B1:statistics.B1 statistics.B2:statistics.B31 statistics.A1:statistics.A1 statistics.A2:statistics.A31 statistics.C1:statistics.C1 statistics.C2:statistics.C31 statistics.A1:statistics.A1 statistics.A2:statistics.A31 statistics.D1:statistics.D1 statistics.D2:statistics.D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office:value-type="string" calcext:value-type="string">
            <text:p>Розмір</text:p>
          </table:table-cell>
          <table:table-cell table:style-name="ce1" office:value-type="string" calcext:value-type="string">
            <text:p>Сортування масиву</text:p>
          </table:table-cell>
          <table:table-cell table:style-name="ce1" office:value-type="string" calcext:value-type="string">
            <text:p>Сортування списку</text:p>
            <text:p>по вузлам</text:p>
          </table:table-cell>
          <table:table-cell table:style-name="ce1" office:value-type="string" calcext:value-type="string">
            <text:p>Сортування списку</text:p>
            <text:p>по значенню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00258" calcext:value-type="float">
            <text:p>0.00258</text:p>
          </table:table-cell>
          <table:table-cell office:value-type="float" office:value="0.005479" calcext:value-type="float">
            <text:p>0.005479</text:p>
          </table:table-cell>
          <table:table-cell office:value-type="float" office:value="0.001643" calcext:value-type="float">
            <text:p>0.001643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06967" calcext:value-type="float">
            <text:p>0.006967</text:p>
          </table:table-cell>
          <table:table-cell office:value-type="float" office:value="0.013381" calcext:value-type="float">
            <text:p>0.013381</text:p>
          </table:table-cell>
          <table:table-cell office:value-type="float" office:value="0.00676" calcext:value-type="float">
            <text:p>0.00676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0.011689" calcext:value-type="float">
            <text:p>0.011689</text:p>
          </table:table-cell>
          <table:table-cell office:value-type="float" office:value="0.025679" calcext:value-type="float">
            <text:p>0.025679</text:p>
          </table:table-cell>
          <table:table-cell office:value-type="float" office:value="0.017436" calcext:value-type="float">
            <text:p>0.017436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021248" calcext:value-type="float">
            <text:p>0.021248</text:p>
          </table:table-cell>
          <table:table-cell office:value-type="float" office:value="0.045051" calcext:value-type="float">
            <text:p>0.045051</text:p>
          </table:table-cell>
          <table:table-cell office:value-type="float" office:value="0.033285" calcext:value-type="float">
            <text:p>0.033285</text:p>
          </table:table-cell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0.032684" calcext:value-type="float">
            <text:p>0.032684</text:p>
          </table:table-cell>
          <table:table-cell office:value-type="float" office:value="0.068169" calcext:value-type="float">
            <text:p>0.068169</text:p>
          </table:table-cell>
          <table:table-cell office:value-type="float" office:value="0.05273" calcext:value-type="float">
            <text:p>0.05273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046228" calcext:value-type="float">
            <text:p>0.046228</text:p>
          </table:table-cell>
          <table:table-cell office:value-type="float" office:value="0.09694" calcext:value-type="float">
            <text:p>0.09694</text:p>
          </table:table-cell>
          <table:table-cell office:value-type="float" office:value="0.076492" calcext:value-type="float">
            <text:p>0.076492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0.060553" calcext:value-type="float">
            <text:p>0.060553</text:p>
          </table:table-cell>
          <table:table-cell office:value-type="float" office:value="0.125848" calcext:value-type="float">
            <text:p>0.125848</text:p>
          </table:table-cell>
          <table:table-cell office:value-type="float" office:value="0.102779" calcext:value-type="float">
            <text:p>0.102779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077843" calcext:value-type="float">
            <text:p>0.077843</text:p>
          </table:table-cell>
          <table:table-cell office:value-type="float" office:value="0.162745" calcext:value-type="float">
            <text:p>0.162745</text:p>
          </table:table-cell>
          <table:table-cell office:value-type="float" office:value="0.135002" calcext:value-type="float">
            <text:p>0.135002</text:p>
          </table:table-cell>
        </table:table-row>
        <table:table-row table:style-name="ro2">
          <table:table-cell office:value-type="float" office:value="4500" calcext:value-type="float">
            <text:p>4500</text:p>
          </table:table-cell>
          <table:table-cell office:value-type="float" office:value="0.094073" calcext:value-type="float">
            <text:p>0.094073</text:p>
          </table:table-cell>
          <table:table-cell office:value-type="float" office:value="0.19886" calcext:value-type="float">
            <text:p>0.19886</text:p>
          </table:table-cell>
          <table:table-cell office:value-type="float" office:value="0.167371" calcext:value-type="float">
            <text:p>0.167371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0.113567" calcext:value-type="float">
            <text:p>0.113567</text:p>
          </table:table-cell>
          <table:table-cell office:value-type="float" office:value="0.239289" calcext:value-type="float">
            <text:p>0.239289</text:p>
          </table:table-cell>
          <table:table-cell office:value-type="float" office:value="0.207664" calcext:value-type="float">
            <text:p>0.207664</text:p>
          </table:table-cell>
        </table:table-row>
        <table:table-row table:style-name="ro2">
          <table:table-cell office:value-type="float" office:value="5500" calcext:value-type="float">
            <text:p>5500</text:p>
          </table:table-cell>
          <table:table-cell office:value-type="float" office:value="0.134067" calcext:value-type="float">
            <text:p>0.134067</text:p>
          </table:table-cell>
          <table:table-cell office:value-type="float" office:value="0.284453" calcext:value-type="float">
            <text:p>0.284453</text:p>
          </table:table-cell>
          <table:table-cell office:value-type="float" office:value="0.245312" calcext:value-type="float">
            <text:p>0.245312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154658" calcext:value-type="float">
            <text:p>0.154658</text:p>
          </table:table-cell>
          <table:table-cell office:value-type="float" office:value="0.330287" calcext:value-type="float">
            <text:p>0.330287</text:p>
          </table:table-cell>
          <table:table-cell office:value-type="float" office:value="0.297752" calcext:value-type="float">
            <text:p>0.297752</text:p>
          </table:table-cell>
        </table:table-row>
        <table:table-row table:style-name="ro2">
          <table:table-cell office:value-type="float" office:value="6500" calcext:value-type="float">
            <text:p>6500</text:p>
          </table:table-cell>
          <table:table-cell office:value-type="float" office:value="0.177235" calcext:value-type="float">
            <text:p>0.177235</text:p>
          </table:table-cell>
          <table:table-cell office:value-type="float" office:value="0.384138" calcext:value-type="float">
            <text:p>0.384138</text:p>
          </table:table-cell>
          <table:table-cell office:value-type="float" office:value="0.358007" calcext:value-type="float">
            <text:p>0.358007</text:p>
          </table:table-cell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0.201813" calcext:value-type="float">
            <text:p>0.201813</text:p>
          </table:table-cell>
          <table:table-cell office:value-type="float" office:value="0.441815" calcext:value-type="float">
            <text:p>0.441815</text:p>
          </table:table-cell>
          <table:table-cell office:value-type="float" office:value="0.41079" calcext:value-type="float">
            <text:p>0.41079</text:p>
          </table:table-cell>
        </table:table-row>
        <table:table-row table:style-name="ro2">
          <table:table-cell office:value-type="float" office:value="7500" calcext:value-type="float">
            <text:p>7500</text:p>
          </table:table-cell>
          <table:table-cell office:value-type="float" office:value="0.228504" calcext:value-type="float">
            <text:p>0.228504</text:p>
          </table:table-cell>
          <table:table-cell office:value-type="float" office:value="0.545588" calcext:value-type="float">
            <text:p>0.545588</text:p>
          </table:table-cell>
          <table:table-cell office:value-type="float" office:value="0.481085" calcext:value-type="float">
            <text:p>0.481085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303887" calcext:value-type="float">
            <text:p>0.303887</text:p>
          </table:table-cell>
          <table:table-cell office:value-type="float" office:value="0.55996" calcext:value-type="float">
            <text:p>0.55996</text:p>
          </table:table-cell>
          <table:table-cell office:value-type="float" office:value="0.559453" calcext:value-type="float">
            <text:p>0.559453</text:p>
          </table:table-cell>
        </table:table-row>
        <table:table-row table:style-name="ro2">
          <table:table-cell office:value-type="float" office:value="8500" calcext:value-type="float">
            <text:p>8500</text:p>
          </table:table-cell>
          <table:table-cell office:value-type="float" office:value="0.282929" calcext:value-type="float">
            <text:p>0.282929</text:p>
          </table:table-cell>
          <table:table-cell office:value-type="float" office:value="0.635552" calcext:value-type="float">
            <text:p>0.635552</text:p>
          </table:table-cell>
          <table:table-cell office:value-type="float" office:value="0.650536" calcext:value-type="float">
            <text:p>0.650536</text:p>
          </table:table-cell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0.309826" calcext:value-type="float">
            <text:p>0.309826</text:p>
          </table:table-cell>
          <table:table-cell office:value-type="float" office:value="0.697991" calcext:value-type="float">
            <text:p>0.697991</text:p>
          </table:table-cell>
          <table:table-cell office:value-type="float" office:value="0.733699" calcext:value-type="float">
            <text:p>0.733699</text:p>
          </table:table-cell>
        </table:table-row>
        <table:table-row table:style-name="ro2">
          <table:table-cell office:value-type="float" office:value="9500" calcext:value-type="float">
            <text:p>9500</text:p>
          </table:table-cell>
          <table:table-cell office:value-type="float" office:value="0.336913" calcext:value-type="float">
            <text:p>0.336913</text:p>
          </table:table-cell>
          <table:table-cell office:value-type="float" office:value="0.77178" calcext:value-type="float">
            <text:p>0.77178</text:p>
          </table:table-cell>
          <table:table-cell office:value-type="float" office:value="0.832096" calcext:value-type="float">
            <text:p>0.832096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366462" calcext:value-type="float">
            <text:p>0.366462</text:p>
          </table:table-cell>
          <table:table-cell office:value-type="float" office:value="0.848007" calcext:value-type="float">
            <text:p>0.848007</text:p>
          </table:table-cell>
          <table:table-cell office:value-type="float" office:value="0.935767" calcext:value-type="float">
            <text:p>0.935767</text:p>
          </table:table-cell>
        </table:table-row>
        <table:table-row table:style-name="ro2">
          <table:table-cell office:value-type="float" office:value="10500" calcext:value-type="float">
            <text:p>10500</text:p>
          </table:table-cell>
          <table:table-cell office:value-type="float" office:value="0.409716" calcext:value-type="float">
            <text:p>0.409716</text:p>
          </table:table-cell>
          <table:table-cell office:value-type="float" office:value="0.929272" calcext:value-type="float">
            <text:p>0.929272</text:p>
          </table:table-cell>
          <table:table-cell office:value-type="float" office:value="1.075911" calcext:value-type="float">
            <text:p>1.075911</text:p>
          </table:table-cell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0.430945" calcext:value-type="float">
            <text:p>0.430945</text:p>
          </table:table-cell>
          <table:table-cell office:value-type="float" office:value="1.003841" calcext:value-type="float">
            <text:p>1.003841</text:p>
          </table:table-cell>
          <table:table-cell office:value-type="float" office:value="1.128637" calcext:value-type="float">
            <text:p>1.128637</text:p>
          </table:table-cell>
        </table:table-row>
        <table:table-row table:style-name="ro2">
          <table:table-cell office:value-type="float" office:value="11500" calcext:value-type="float">
            <text:p>11500</text:p>
          </table:table-cell>
          <table:table-cell office:value-type="float" office:value="0.466184" calcext:value-type="float">
            <text:p>0.466184</text:p>
          </table:table-cell>
          <table:table-cell office:value-type="float" office:value="1.089193" calcext:value-type="float">
            <text:p>1.089193</text:p>
          </table:table-cell>
          <table:table-cell office:value-type="float" office:value="1.25516" calcext:value-type="float">
            <text:p>1.25516</text:p>
          </table:table-cell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0.497129" calcext:value-type="float">
            <text:p>0.497129</text:p>
          </table:table-cell>
          <table:table-cell office:value-type="float" office:value="1.174487" calcext:value-type="float">
            <text:p>1.174487</text:p>
          </table:table-cell>
          <table:table-cell office:value-type="float" office:value="1.386837" calcext:value-type="float">
            <text:p>1.386837</text:p>
          </table:table-cell>
        </table:table-row>
        <table:table-row table:style-name="ro2">
          <table:table-cell office:value-type="float" office:value="12500" calcext:value-type="float">
            <text:p>12500</text:p>
          </table:table-cell>
          <table:table-cell office:value-type="float" office:value="0.534262" calcext:value-type="float">
            <text:p>0.534262</text:p>
          </table:table-cell>
          <table:table-cell office:value-type="float" office:value="1.290929" calcext:value-type="float">
            <text:p>1.290929</text:p>
          </table:table-cell>
          <table:table-cell office:value-type="float" office:value="1.545298" calcext:value-type="float">
            <text:p>1.545298</text:p>
          </table:table-cell>
        </table:table-row>
        <table:table-row table:style-name="ro2">
          <table:table-cell office:value-type="float" office:value="13000" calcext:value-type="float">
            <text:p>13000</text:p>
          </table:table-cell>
          <table:table-cell office:value-type="float" office:value="0.572428" calcext:value-type="float">
            <text:p>0.572428</text:p>
          </table:table-cell>
          <table:table-cell office:value-type="float" office:value="1.419146" calcext:value-type="float">
            <text:p>1.419146</text:p>
          </table:table-cell>
          <table:table-cell office:value-type="float" office:value="1.726544" calcext:value-type="float">
            <text:p>1.726544</text:p>
          </table:table-cell>
        </table:table-row>
        <table:table-row table:style-name="ro2">
          <table:table-cell office:value-type="float" office:value="13500" calcext:value-type="float">
            <text:p>13500</text:p>
          </table:table-cell>
          <table:table-cell office:value-type="float" office:value="0.62804" calcext:value-type="float">
            <text:p>0.62804</text:p>
          </table:table-cell>
          <table:table-cell office:value-type="float" office:value="1.534076" calcext:value-type="float">
            <text:p>1.534076</text:p>
          </table:table-cell>
          <table:table-cell office:value-type="float" office:value="1.900516" calcext:value-type="float">
            <text:p>1.900516</text:p>
          </table:table-cell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0.6785" calcext:value-type="float">
            <text:p>0.6785</text:p>
          </table:table-cell>
          <table:table-cell office:value-type="float" office:value="1.618178" calcext:value-type="float">
            <text:p>1.618178</text:p>
          </table:table-cell>
          <table:table-cell office:value-type="float" office:value="2.013022" calcext:value-type="float">
            <text:p>2.013022</text:p>
          </table:table-cell>
        </table:table-row>
        <table:table-row table:style-name="ro2">
          <table:table-cell office:value-type="float" office:value="14500" calcext:value-type="float">
            <text:p>14500</text:p>
          </table:table-cell>
          <table:table-cell office:value-type="float" office:value="0.69183" calcext:value-type="float">
            <text:p>0.69183</text:p>
          </table:table-cell>
          <table:table-cell office:value-type="float" office:value="1.738416" calcext:value-type="float">
            <text:p>1.738416</text:p>
          </table:table-cell>
          <table:table-cell office:value-type="float" office:value="2.168563" calcext:value-type="float">
            <text:p>2.168563</text:p>
          </table:table-cell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0.727714" calcext:value-type="float">
            <text:p>0.727714</text:p>
          </table:table-cell>
          <table:table-cell office:value-type="float" office:value="1.844506" calcext:value-type="float">
            <text:p>1.844506</text:p>
          </table:table-cell>
          <table:table-cell office:value-type="float" office:value="2.35623" calcext:value-type="float">
            <text:p>2.356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19T22:40:30.582496050</dc:date>
    <meta:editing-duration>PT7M8S</meta:editing-duration>
    <meta:editing-cycles>5</meta:editing-cycles>
    <meta:document-statistic meta:table-count="1" meta:cell-count="1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87cm" svg:y="3.306cm" style:legend-expansion="high" chart:style-name="ch2"/>
        <chart:plot-area chart:style-name="ch3" table:cell-range-address="statistics.A1:statistics.D31" chart:data-source-has-labels="row" svg:x="0.32cm" svg:y="0.18cm" svg:width="10.947cm" svg:height="8.64cm">
          <chartooo:coordinate-region svg:x="1.047cm" svg:y="0.379cm" svg:width="9.75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tatistics.B2:statistics.B31" chart:label-cell-address="statistics.B1:statistics.B1" chart:class="chart:scatter">
            <chart:domain table:cell-range-address="statistics.A2:statistics.A31"/>
            <chart:data-point chart:repeated="30"/>
          </chart:series>
          <chart:series chart:style-name="ch8" chart:values-cell-range-address="statistics.C2:statistics.C31" chart:label-cell-address="statistics.C1:statistics.C1" chart:class="chart:scatter">
            <chart:data-point chart:repeated="30"/>
          </chart:series>
          <chart:series chart:style-name="ch9" chart:values-cell-range-address="statistics.D2:statistics.D31" chart:label-cell-address="statistics.D1:statistics.D1" chart:class="chart:scatter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Сортування масиву</text:p>
                <draw:g>
                  <svg:desc>statistics.B1:statistics.B1</svg:desc>
                </draw:g>
              </table:table-cell>
              <table:table-cell office:value-type="string">
                <text:p>Сортування списку
по вузлам</text:p>
                <draw:g>
                  <svg:desc>statistics.C1:statistics.C1</svg:desc>
                </draw:g>
              </table:table-cell>
              <table:table-cell office:value-type="string">
                <text:p>Сортування списку
по значенню</text:p>
                <draw:g>
                  <svg:desc>statistics.D1:statistic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tatistics.A2:statistics.A31</svg:desc>
                </draw:g>
              </table:table-cell>
              <table:table-cell office:value-type="float" office:value="0.00258">
                <text:p>0.00258</text:p>
                <draw:g>
                  <svg:desc>statistics.B2:statistics.B31</svg:desc>
                </draw:g>
              </table:table-cell>
              <table:table-cell office:value-type="float" office:value="0.005479">
                <text:p>0.005479</text:p>
                <draw:g>
                  <svg:desc>statistics.C2:statistics.C31</svg:desc>
                </draw:g>
              </table:table-cell>
              <table:table-cell office:value-type="float" office:value="0.001643">
                <text:p>0.001643</text:p>
                <draw:g>
                  <svg:desc>statistics.D2:statistics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6967">
                <text:p>0.006967</text:p>
              </table:table-cell>
              <table:table-cell office:value-type="float" office:value="0.013381">
                <text:p>0.013381</text:p>
              </table:table-cell>
              <table:table-cell office:value-type="float" office:value="0.00676">
                <text:p>0.00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011689">
                <text:p>0.011689</text:p>
              </table:table-cell>
              <table:table-cell office:value-type="float" office:value="0.025679">
                <text:p>0.025679</text:p>
              </table:table-cell>
              <table:table-cell office:value-type="float" office:value="0.017436">
                <text:p>0.0174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021248">
                <text:p>0.021248</text:p>
              </table:table-cell>
              <table:table-cell office:value-type="float" office:value="0.045051">
                <text:p>0.045051</text:p>
              </table:table-cell>
              <table:table-cell office:value-type="float" office:value="0.033285">
                <text:p>0.033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032684">
                <text:p>0.032684</text:p>
              </table:table-cell>
              <table:table-cell office:value-type="float" office:value="0.068169">
                <text:p>0.068169</text:p>
              </table:table-cell>
              <table:table-cell office:value-type="float" office:value="0.05273">
                <text:p>0.052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046228">
                <text:p>0.046228</text:p>
              </table:table-cell>
              <table:table-cell office:value-type="float" office:value="0.09694">
                <text:p>0.09694</text:p>
              </table:table-cell>
              <table:table-cell office:value-type="float" office:value="0.076492">
                <text:p>0.076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060553">
                <text:p>0.060553</text:p>
              </table:table-cell>
              <table:table-cell office:value-type="float" office:value="0.125848">
                <text:p>0.125848</text:p>
              </table:table-cell>
              <table:table-cell office:value-type="float" office:value="0.102779">
                <text:p>0.1027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77843">
                <text:p>0.077843</text:p>
              </table:table-cell>
              <table:table-cell office:value-type="float" office:value="0.162745">
                <text:p>0.162745</text:p>
              </table:table-cell>
              <table:table-cell office:value-type="float" office:value="0.135002">
                <text:p>0.135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094073">
                <text:p>0.094073</text:p>
              </table:table-cell>
              <table:table-cell office:value-type="float" office:value="0.19886">
                <text:p>0.19886</text:p>
              </table:table-cell>
              <table:table-cell office:value-type="float" office:value="0.167371">
                <text:p>0.1673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113567">
                <text:p>0.113567</text:p>
              </table:table-cell>
              <table:table-cell office:value-type="float" office:value="0.239289">
                <text:p>0.239289</text:p>
              </table:table-cell>
              <table:table-cell office:value-type="float" office:value="0.207664">
                <text:p>0.207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0.134067">
                <text:p>0.134067</text:p>
              </table:table-cell>
              <table:table-cell office:value-type="float" office:value="0.284453">
                <text:p>0.284453</text:p>
              </table:table-cell>
              <table:table-cell office:value-type="float" office:value="0.245312">
                <text:p>0.245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0.154658">
                <text:p>0.154658</text:p>
              </table:table-cell>
              <table:table-cell office:value-type="float" office:value="0.330287">
                <text:p>0.330287</text:p>
              </table:table-cell>
              <table:table-cell office:value-type="float" office:value="0.297752">
                <text:p>0.2977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0.177235">
                <text:p>0.177235</text:p>
              </table:table-cell>
              <table:table-cell office:value-type="float" office:value="0.384138">
                <text:p>0.384138</text:p>
              </table:table-cell>
              <table:table-cell office:value-type="float" office:value="0.358007">
                <text:p>0.3580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.201813">
                <text:p>0.201813</text:p>
              </table:table-cell>
              <table:table-cell office:value-type="float" office:value="0.441815">
                <text:p>0.441815</text:p>
              </table:table-cell>
              <table:table-cell office:value-type="float" office:value="0.41079">
                <text:p>0.410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0.228504">
                <text:p>0.228504</text:p>
              </table:table-cell>
              <table:table-cell office:value-type="float" office:value="0.545588">
                <text:p>0.545588</text:p>
              </table:table-cell>
              <table:table-cell office:value-type="float" office:value="0.481085">
                <text:p>0.4810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.303887">
                <text:p>0.303887</text:p>
              </table:table-cell>
              <table:table-cell office:value-type="float" office:value="0.55996">
                <text:p>0.55996</text:p>
              </table:table-cell>
              <table:table-cell office:value-type="float" office:value="0.559453">
                <text:p>0.5594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.282929">
                <text:p>0.282929</text:p>
              </table:table-cell>
              <table:table-cell office:value-type="float" office:value="0.635552">
                <text:p>0.635552</text:p>
              </table:table-cell>
              <table:table-cell office:value-type="float" office:value="0.650536">
                <text:p>0.6505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0.309826">
                <text:p>0.309826</text:p>
              </table:table-cell>
              <table:table-cell office:value-type="float" office:value="0.697991">
                <text:p>0.697991</text:p>
              </table:table-cell>
              <table:table-cell office:value-type="float" office:value="0.733699">
                <text:p>0.7336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0.336913">
                <text:p>0.336913</text:p>
              </table:table-cell>
              <table:table-cell office:value-type="float" office:value="0.77178">
                <text:p>0.77178</text:p>
              </table:table-cell>
              <table:table-cell office:value-type="float" office:value="0.832096">
                <text:p>0.8320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0.366462">
                <text:p>0.366462</text:p>
              </table:table-cell>
              <table:table-cell office:value-type="float" office:value="0.848007">
                <text:p>0.848007</text:p>
              </table:table-cell>
              <table:table-cell office:value-type="float" office:value="0.935767">
                <text:p>0.9357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00">
                <text:p>10500</text:p>
              </table:table-cell>
              <table:table-cell office:value-type="float" office:value="0.409716">
                <text:p>0.409716</text:p>
              </table:table-cell>
              <table:table-cell office:value-type="float" office:value="0.929272">
                <text:p>0.929272</text:p>
              </table:table-cell>
              <table:table-cell office:value-type="float" office:value="1.075911">
                <text:p>1.0759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0">
                <text:p>11000</text:p>
              </table:table-cell>
              <table:table-cell office:value-type="float" office:value="0.430945">
                <text:p>0.430945</text:p>
              </table:table-cell>
              <table:table-cell office:value-type="float" office:value="1.003841">
                <text:p>1.003841</text:p>
              </table:table-cell>
              <table:table-cell office:value-type="float" office:value="1.128637">
                <text:p>1.1286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00">
                <text:p>11500</text:p>
              </table:table-cell>
              <table:table-cell office:value-type="float" office:value="0.466184">
                <text:p>0.466184</text:p>
              </table:table-cell>
              <table:table-cell office:value-type="float" office:value="1.089193">
                <text:p>1.089193</text:p>
              </table:table-cell>
              <table:table-cell office:value-type="float" office:value="1.25516">
                <text:p>1.255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0">
                <text:p>12000</text:p>
              </table:table-cell>
              <table:table-cell office:value-type="float" office:value="0.497129">
                <text:p>0.497129</text:p>
              </table:table-cell>
              <table:table-cell office:value-type="float" office:value="1.174487">
                <text:p>1.174487</text:p>
              </table:table-cell>
              <table:table-cell office:value-type="float" office:value="1.386837">
                <text:p>1.3868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00">
                <text:p>12500</text:p>
              </table:table-cell>
              <table:table-cell office:value-type="float" office:value="0.534262">
                <text:p>0.534262</text:p>
              </table:table-cell>
              <table:table-cell office:value-type="float" office:value="1.290929">
                <text:p>1.290929</text:p>
              </table:table-cell>
              <table:table-cell office:value-type="float" office:value="1.545298">
                <text:p>1.5452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00">
                <text:p>13000</text:p>
              </table:table-cell>
              <table:table-cell office:value-type="float" office:value="0.572428">
                <text:p>0.572428</text:p>
              </table:table-cell>
              <table:table-cell office:value-type="float" office:value="1.419146">
                <text:p>1.419146</text:p>
              </table:table-cell>
              <table:table-cell office:value-type="float" office:value="1.726544">
                <text:p>1.726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00">
                <text:p>13500</text:p>
              </table:table-cell>
              <table:table-cell office:value-type="float" office:value="0.62804">
                <text:p>0.62804</text:p>
              </table:table-cell>
              <table:table-cell office:value-type="float" office:value="1.534076">
                <text:p>1.534076</text:p>
              </table:table-cell>
              <table:table-cell office:value-type="float" office:value="1.900516">
                <text:p>1.9005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00">
                <text:p>14000</text:p>
              </table:table-cell>
              <table:table-cell office:value-type="float" office:value="0.6785">
                <text:p>0.6785</text:p>
              </table:table-cell>
              <table:table-cell office:value-type="float" office:value="1.618178">
                <text:p>1.618178</text:p>
              </table:table-cell>
              <table:table-cell office:value-type="float" office:value="2.013022">
                <text:p>2.0130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00">
                <text:p>14500</text:p>
              </table:table-cell>
              <table:table-cell office:value-type="float" office:value="0.69183">
                <text:p>0.69183</text:p>
              </table:table-cell>
              <table:table-cell office:value-type="float" office:value="1.738416">
                <text:p>1.738416</text:p>
              </table:table-cell>
              <table:table-cell office:value-type="float" office:value="2.168563">
                <text:p>2.1685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0">
                <text:p>15000</text:p>
              </table:table-cell>
              <table:table-cell office:value-type="float" office:value="0.727714">
                <text:p>0.727714</text:p>
              </table:table-cell>
              <table:table-cell office:value-type="float" office:value="1.844506">
                <text:p>1.844506</text:p>
              </table:table-cell>
              <table:table-cell office:value-type="float" office:value="2.35623">
                <text:p>2.356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